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D000000445E4F52A3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7cm" svg:x="4.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0.9cm" svg:x="3.1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cm" svg:height="0.9cm" draw:transform="rotate (1.5707963267949) translate (4.7cm 5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cm" svg:height="0.9cm" draw:transform="rotate (-3.14159265358979) translate (7.2cm 3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cm" svg:height="0.9cm" draw:transform="rotate (-1.5707963267949) translate (5.5cm 1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7.1cm" svg:height="2.398cm" svg:x="1.7cm" svg:y="5.302cm">
          <draw:image xlink:href="Pictures/10000000000000DD000000445E4F52A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10:37:11</meta:creation-date>
    <dc:date>2014-01-19T10:45:15</dc:date>
    <meta:editing-duration>P0D</meta:editing-duration>
    <meta:editing-cycles>1</meta:editing-cycles>
    <meta:document-statistic meta:object-count="6"/>
    <meta:generator>LibreOffice/4.0.2.2$Linux_X86_64 LibreOffice_project/400m0$Build-2</meta:generator>
  </office:meta>
</office:document-meta>
</file>